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Vector.writeDgaps( IndexOutput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tVector.readBits( IndexInpu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tVector.BitVector( Directory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Vector.get( int b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itVector.writeBits( IndexOutpu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tVector.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tVector.write( Directory 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tVector.clear( int b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tVector.getAndSet( int b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tVec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Vector.isSpar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tVector.set( int b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tVector.BitVector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tVector.readDgaps( IndexInpu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